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none"/>
    </style:style>
    <style:style style:name="ce2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Format</text:p>
          </table:table-cell>
          <table:table-cell table:style-name="ce1" office:value-type="string">
            <text:p>Delay (uS)</text:p>
          </table:table-cell>
          <table:table-cell office:value-type="string">
            <text:p>Clockfreq (MHz)</text:p>
          </table:table-cell>
          <table:table-cell office:value-type="string">
            <text:p>(Clock cycles)</text:p>
          </table:table-cell>
          <table:table-cell office:value-type="string">
            <text:p>Defined clk cyc</text:p>
          </table:table-cell>
          <table:table-cell table:style-name="Default" office:value-type="string">
            <text:p>New delay (uS)</text:p>
          </table:table-cell>
          <table:table-cell office:value-type="string">
            <text:p>Clock cycles</text:p>
          </table:table-cell>
        </table:table-row>
        <table:table-row table:style-name="ro1">
          <table:table-cell/>
          <table:table-cell office:value-type="string">
            <text:p>1080I/30</text:p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0I/2997</text:p>
          </table:table-cell>
          <table:table-cell office:value-type="float" office:value="2.612">
            <text:p>2,612</text:p>
          </table:table-cell>
          <table:table-cell table:formula="oooc:=74.25/1.001" office:value-type="float" office:value="74.1758241758242">
            <text:p>74,18</text:p>
          </table:table-cell>
          <table:table-cell table:formula="oooc:=[.C3]*[.D3]" office:value-type="float" office:value="193.747252747253">
            <text:p>193,75</text:p>
          </table:table-cell>
          <table:table-cell office:value-type="float" office:value="188">
            <text:p>188</text:p>
          </table:table-cell>
          <table:table-cell office:value-type="float" office:value="2.536">
            <text:p>2,536</text:p>
          </table:table-cell>
          <table:table-cell table:formula="oooc:=[.G3]*[.D3]" office:value-type="float" office:value="188.10989010989">
            <text:p>188,11</text:p>
          </table:table-cell>
        </table:table-row>
        <table:table-row table:style-name="ro1">
          <table:table-cell/>
          <table:table-cell office:value-type="string">
            <text:p>1080I/25</text:p>
          </table:table-cell>
          <table:table-cell office:value-type="float" office:value="2.611">
            <text:p>2,611</text:p>
          </table:table-cell>
          <table:table-cell office:value-type="float" office:value="74.25">
            <text:p>74,25</text:p>
          </table:table-cell>
          <table:table-cell table:formula="oooc:=[.C4]*[.D4]" office:value-type="float" office:value="193.86675">
            <text:p>193,87</text:p>
          </table:table-cell>
          <table:table-cell office:value-type="float" office:value="188">
            <text:p>188</text:p>
          </table:table-cell>
          <table:table-cell office:value-type="float" office:value="2.534">
            <text:p>2,534</text:p>
          </table:table-cell>
          <table:table-cell table:formula="oooc:=[.G4]*[.D4]" office:value-type="float" office:value="188.1495">
            <text:p>188,15</text:p>
          </table:table-cell>
        </table:table-row>
        <table:table-row table:style-name="ro1">
          <table:table-cell/>
          <table:table-cell office:value-type="string">
            <text:p>1080P/30</text:p>
          </table:table-cell>
          <table:table-cell office:value-type="string">
            <text:p>XX</text:p>
          </table:table-cell>
          <table:table-cell/>
          <table:table-cell table:formula="oooc:=[.C5]*[.D5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5]*[.D5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P/2997</text:p>
          </table:table-cell>
          <table:table-cell office:value-type="float" office:value="2.612">
            <text:p>2,612</text:p>
          </table:table-cell>
          <table:table-cell table:formula="oooc:=74.25/1.001" office:value-type="float" office:value="74.1758241758242">
            <text:p>74,18</text:p>
          </table:table-cell>
          <table:table-cell table:formula="oooc:=[.C6]*[.D6]" office:value-type="float" office:value="193.747252747253">
            <text:p>193,75</text:p>
          </table:table-cell>
          <table:table-cell office:value-type="float" office:value="188">
            <text:p>188</text:p>
          </table:table-cell>
          <table:table-cell office:value-type="float" office:value="2.536">
            <text:p>2,536</text:p>
          </table:table-cell>
          <table:table-cell table:formula="oooc:=[.G6]*[.D6]" office:value-type="float" office:value="188.10989010989">
            <text:p>188,11</text:p>
          </table:table-cell>
        </table:table-row>
        <table:table-row table:style-name="ro1">
          <table:table-cell/>
          <table:table-cell office:value-type="string">
            <text:p>1080P/25</text:p>
          </table:table-cell>
          <table:table-cell office:value-type="float" office:value="2.611">
            <text:p>2,611</text:p>
          </table:table-cell>
          <table:table-cell office:value-type="float" office:value="74.25">
            <text:p>74,25</text:p>
          </table:table-cell>
          <table:table-cell table:formula="oooc:=[.C7]*[.D7]" office:value-type="float" office:value="193.86675">
            <text:p>193,87</text:p>
          </table:table-cell>
          <table:table-cell office:value-type="float" office:value="188">
            <text:p>188</text:p>
          </table:table-cell>
          <table:table-cell/>
          <table:table-cell table:formula="oooc:=[.G7]*[.D7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P/24</text:p>
          </table:table-cell>
          <table:table-cell office:value-type="string">
            <text:p>XX</text:p>
          </table:table-cell>
          <table:table-cell/>
          <table:table-cell table:formula="oooc:=[.C8]*[.D8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8]*[.D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P/2398</text:p>
          </table:table-cell>
          <table:table-cell office:value-type="string">
            <text:p>XX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9]*[.D9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Sf/30</text:p>
          </table:table-cell>
          <table:table-cell office:value-type="string">
            <text:p>XX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10]*[.D10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Sf/2997</text:p>
          </table:table-cell>
          <table:table-cell office:value-type="float" office:value="2.612">
            <text:p>2,612</text:p>
          </table:table-cell>
          <table:table-cell table:formula="oooc:=74.25/1.001" office:value-type="float" office:value="74.1758241758242">
            <text:p>74,18</text:p>
          </table:table-cell>
          <table:table-cell table:formula="oooc:=[.C11]*[.D11]" office:value-type="float" office:value="193.747252747253">
            <text:p>193,75</text:p>
          </table:table-cell>
          <table:table-cell office:value-type="float" office:value="188">
            <text:p>188</text:p>
          </table:table-cell>
          <table:table-cell office:value-type="float" office:value="2.536">
            <text:p>2,536</text:p>
          </table:table-cell>
          <table:table-cell table:formula="oooc:=[.G11]*[.D11]" office:value-type="float" office:value="188.10989010989">
            <text:p>188,11</text:p>
          </table:table-cell>
        </table:table-row>
        <table:table-row table:style-name="ro1">
          <table:table-cell/>
          <table:table-cell office:value-type="string">
            <text:p>1080Sf/25</text:p>
          </table:table-cell>
          <table:table-cell office:value-type="float" office:value="2.611">
            <text:p>2,611</text:p>
          </table:table-cell>
          <table:table-cell office:value-type="float" office:value="74.25">
            <text:p>74,25</text:p>
          </table:table-cell>
          <table:table-cell table:formula="oooc:=[.C12]*[.D12]" office:value-type="float" office:value="193.86675">
            <text:p>193,87</text:p>
          </table:table-cell>
          <table:table-cell office:value-type="float" office:value="188">
            <text:p>188</text:p>
          </table:table-cell>
          <table:table-cell office:value-type="float" office:value="2.534">
            <text:p>2,534</text:p>
          </table:table-cell>
          <table:table-cell table:formula="oooc:=[.G12]*[.D12]" office:value-type="float" office:value="188.1495">
            <text:p>188,15</text:p>
          </table:table-cell>
        </table:table-row>
        <table:table-row table:style-name="ro1">
          <table:table-cell/>
          <table:table-cell office:value-type="string">
            <text:p>1080Sf/24</text:p>
          </table:table-cell>
          <table:table-cell office:value-type="string">
            <text:p>XX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13]*[.D13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80Sf/2398</text:p>
          </table:table-cell>
          <table:table-cell office:value-type="string">
            <text:p>XX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float" office:value="188">
            <text:p>188</text:p>
          </table:table-cell>
          <table:table-cell/>
          <table:table-cell table:formula="oooc:=[.G14]*[.D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60</text:p>
          </table:table-cell>
          <table:table-cell office:value-type="string">
            <text:p>XX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float" office:value="256">
            <text:p>256</text:p>
          </table:table-cell>
          <table:table-cell/>
          <table:table-cell table:formula="oooc:=[.G15]*[.D15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5994</text:p>
          </table:table-cell>
          <table:table-cell office:value-type="float" office:value="3.529">
            <text:p>3,529</text:p>
          </table:table-cell>
          <table:table-cell table:formula="oooc:=74.25/1.001" office:value-type="float" office:value="74.1758241758242">
            <text:p>74,18</text:p>
          </table:table-cell>
          <table:table-cell table:formula="oooc:=[.C16]*[.D16]" office:value-type="float" office:value="261.766483516484">
            <text:p>261,77</text:p>
          </table:table-cell>
          <table:table-cell office:value-type="float" office:value="256">
            <text:p>256</text:p>
          </table:table-cell>
          <table:table-cell office:value-type="float" office:value="3.453">
            <text:p>3,453</text:p>
          </table:table-cell>
          <table:table-cell table:formula="oooc:=[.G16]*[.D16]" office:value-type="float" office:value="256.129120879121">
            <text:p>256,13</text:p>
          </table:table-cell>
        </table:table-row>
        <table:table-row table:style-name="ro1">
          <table:table-cell/>
          <table:table-cell office:value-type="string">
            <text:p>720P/50</text:p>
          </table:table-cell>
          <table:table-cell office:value-type="float" office:value="3.526">
            <text:p>3,526</text:p>
          </table:table-cell>
          <table:table-cell office:value-type="float" office:value="74.25">
            <text:p>74,25</text:p>
          </table:table-cell>
          <table:table-cell table:formula="oooc:=[.C17]*[.D17]" office:value-type="float" office:value="261.8055">
            <text:p>261,81</text:p>
          </table:table-cell>
          <table:table-cell office:value-type="float" office:value="256">
            <text:p>256</text:p>
          </table:table-cell>
          <table:table-cell office:value-type="float" office:value="3.451">
            <text:p>3,451</text:p>
          </table:table-cell>
          <table:table-cell table:formula="oooc:=[.G17]*[.D17]" office:value-type="float" office:value="256.23675">
            <text:p>256,24</text:p>
          </table:table-cell>
        </table:table-row>
        <table:table-row table:style-name="ro1">
          <table:table-cell/>
          <table:table-cell office:value-type="string">
            <text:p>720P/30</text:p>
          </table:table-cell>
          <table:table-cell office:value-type="string">
            <text:p>XX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float" office:value="256">
            <text:p>256</text:p>
          </table:table-cell>
          <table:table-cell/>
          <table:table-cell table:formula="oooc:=[.G18]*[.D1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2997</text:p>
          </table:table-cell>
          <table:table-cell office:value-type="float" office:value="3.529">
            <text:p>3,529</text:p>
          </table:table-cell>
          <table:table-cell table:formula="oooc:=74.25/1.001" office:value-type="float" office:value="74.1758241758242">
            <text:p>74,18</text:p>
          </table:table-cell>
          <table:table-cell table:formula="oooc:=[.C19]*[.D19]" office:value-type="float" office:value="261.766483516484">
            <text:p>261,77</text:p>
          </table:table-cell>
          <table:table-cell office:value-type="float" office:value="256">
            <text:p>256</text:p>
          </table:table-cell>
          <table:table-cell/>
          <table:table-cell table:formula="oooc:=[.G19]*[.D19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25</text:p>
          </table:table-cell>
          <table:table-cell office:value-type="float" office:value="3.526">
            <text:p>3,526</text:p>
          </table:table-cell>
          <table:table-cell office:value-type="float" office:value="74.25">
            <text:p>74,25</text:p>
          </table:table-cell>
          <table:table-cell table:formula="oooc:=[.C20]*[.D20]" office:value-type="float" office:value="261.8055">
            <text:p>261,81</text:p>
          </table:table-cell>
          <table:table-cell office:value-type="float" office:value="256">
            <text:p>256</text:p>
          </table:table-cell>
          <table:table-cell/>
          <table:table-cell table:formula="oooc:=[.G20]*[.D20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24</text:p>
          </table:table-cell>
          <table:table-cell office:value-type="string">
            <text:p>XX</text:p>
          </table:table-cell>
          <table:table-cell/>
          <table:table-cell table:formula="oooc:=[.C21]*[.D21]" office:value-type="float" office:value="0">
            <text:p>0</text:p>
          </table:table-cell>
          <table:table-cell office:value-type="float" office:value="256">
            <text:p>256</text:p>
          </table:table-cell>
          <table:table-cell/>
          <table:table-cell table:formula="oooc:=[.G21]*[.D2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20P/2398</text:p>
          </table:table-cell>
          <table:table-cell office:value-type="string">
            <text:p>XX</text:p>
          </table:table-cell>
          <table:table-cell/>
          <table:table-cell table:formula="oooc:=[.C22]*[.D22]" office:value-type="float" office:value="0">
            <text:p>0</text:p>
          </table:table-cell>
          <table:table-cell office:value-type="float" office:value="256">
            <text:p>256</text:p>
          </table:table-cell>
          <table:table-cell/>
          <table:table-cell table:formula="oooc:=[.G22]*[.D2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D487I/2997</text:p>
          </table:table-cell>
          <table:table-cell office:value-type="float" office:value="9.115">
            <text:p>9,115</text:p>
          </table:table-cell>
          <table:table-cell office:value-type="float" office:value="13.5">
            <text:p>13,5</text:p>
          </table:table-cell>
          <table:table-cell table:formula="oooc:=[.C23]*[.D23]" office:value-type="float" office:value="123.0525">
            <text:p>123,05</text:p>
          </table:table-cell>
          <table:table-cell office:value-type="float" office:value="122">
            <text:p>122</text:p>
          </table:table-cell>
          <table:table-cell office:value-type="float" office:value="9.044">
            <text:p>9,044</text:p>
          </table:table-cell>
          <table:table-cell table:formula="oooc:=[.G23]*[.D23]" office:value-type="float" office:value="122.094">
            <text:p>122,09</text:p>
          </table:table-cell>
        </table:table-row>
        <table:table-row table:style-name="ro1">
          <table:table-cell/>
          <table:table-cell office:value-type="string">
            <text:p>SD576I/25</text:p>
          </table:table-cell>
          <table:table-cell office:value-type="float" office:value="9.873">
            <text:p>9,873</text:p>
          </table:table-cell>
          <table:table-cell office:value-type="float" office:value="13.5">
            <text:p>13,5</text:p>
          </table:table-cell>
          <table:table-cell table:formula="oooc:=[.C24]*[.D24]" office:value-type="float" office:value="133.2855">
            <text:p>133,29</text:p>
          </table:table-cell>
          <table:table-cell office:value-type="float" office:value="132">
            <text:p>132</text:p>
          </table:table-cell>
          <table:table-cell office:value-type="float" office:value="9.783">
            <text:p>9,783</text:p>
          </table:table-cell>
          <table:table-cell table:formula="oooc:=[.G24]*[.D24]" office:value-type="float" office:value="132.0705">
            <text:p>132,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9-05-2008</text:date>, <text:time>13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5-08T15:47:24</meta:creation-date>
    <dc:date>2008-05-09T13:24:30</dc:date>
    <meta:print-date>2008-05-08T16:35:38</meta:print-date>
    <meta:editing-cycles>11</meta:editing-cycles>
    <meta:editing-duration>PT2H7M35S</meta:editing-duration>
    <meta:user-defined meta:name="Info 1"/>
    <meta:user-defined meta:name="Info 2"/>
    <meta:user-defined meta:name="Info 3"/>
    <meta:user-defined meta:name="Info 4"/>
    <meta:document-statistic meta:table-count="3" meta:cell-count="164"/>
  </office:meta>
</office:document-meta>
</file>